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0ad24"/>
    </style:style>
    <style:style style:name="T2" style:family="text">
      <style:text-properties officeooo:rsid="0011d8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line-break/><text:line-break/><text:line-break/>* Variables: <text:span text:style-name="T1">Son datos que se guardan para ser utilizados en distintas operaciones en algun momento.</text:span></text:p>
      <text:p text:style-name="Standard">* Strings: <text:span text:style-name="T1">Son bloques de texto que van entre comillas. </text:span></text:p>
      <text:p text:style-name="Standard">* Funciones (argumentos, `return`): <text:span text:style-name="T1">Son bloques de codigo que tienen “dentro” la solucion de un problema y son reutilizables.</text:span></text:p>
      <text:p text:style-name="Standard">* Declaraciones `if`: </text:p>
      <text:p text:style-name="Standard">* Valores booleanos (`true`, `false`): <text:span text:style-name="T2">un valor que arroja unicamente 2 opciones. O “true” o “false”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5" meta:word-count="64" meta:character-count="408" meta:non-whitespace-character-count="342"/>
  </office:meta>
</office:document-meta>
</file>